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400E7D09C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1">
      <style:text-properties fo:color="#000000" loext:opacity="100%" style:font-name="Courier new" fo:font-size="11pt" fo:font-weight="bold" style:font-size-asian="11pt" style:font-weight-asian="bold" style:font-size-complex="11pt" style:font-weight-complex="bold"/>
    </style:style>
    <style:style style:name="P2" style:family="paragraph" style:parent-style-name="Standard">
      <style:text-properties fo:color="#000000" loext:opacity="100%" style:font-name="Courier new" fo:font-size="11pt" fo:font-weight="bold" style:font-size-asian="11pt" style:font-weight-asian="bold" style:font-size-complex="11pt" style:font-weight-complex="bold"/>
    </style:style>
    <style:style style:name="T1" style:family="text">
      <style:text-properties style:font-name="Courier New" fo:font-size="11pt" style:text-underline-style="solid" style:text-underline-width="auto" style:text-underline-color="font-color" fo:font-weight="bold" style:font-size-asian="11pt" style:font-weight-asian="bold"/>
    </style:style>
    <style:style style:name="T2" style:family="text">
      <style:text-properties style:font-name="Courier New"/>
    </style:style>
    <style:style style:name="fr1" style:family="graphic" style:parent-style-name="Graphics">
      <style:graphic-properties fo:margin-left="0.319cm" fo:margin-right="0.319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X-Files – Saison 1, Épisode 3 : Squeeze</text:h>
      <text:p text:style-name="P2">Classification : Cas Anormal Humanoïde (CAH-01)</text:p>
      <text:p text:style-name="Standard"><text:span text:style-name="T1">1. Résumé opérationnel<text:line-break/></text:span><text:span text:style-name="T2">Mulder et Scully poursuivent Eugene Tooms, un être mutant capable de se glisser dans les espaces les plus étroits. Il tue pour prélever des foies, tous les 30 ans depuis un siècle.<text:line-break/></text:span></text:p>
      <text:p text:style-name="Standard"><text:span text:style-name="T1">2. Détails clés et indices importants<text:line-break/></text:span><text:span text:style-name="T2">- Tooms est le premier « monstre du jour » culte.<text:line-break/>- Capacité surhumaine de contorsion et régénération.<text:line-break/>- Il construit un nid dans un espace confiné.<text:line-break/>- Une forme de biologie extrême, humaine mais divergente.<text:line-break/></text:span></text:p>
      <text:p text:style-name="Standard"><text:span text:style-name="T1">3. Symbolique et ambiance<text:line-break/></text:span><text:span text:style-name="T2">Inquiétante, urbaine, avec un goût de mythe urbain incarné.<text:line-break/></text:span></text:p>
      <text:p text:style-name="Standard"><text:span text:style-name="T1">4. Citation forte<text:line-break/></text:span><text:span text:style-name="T2">« He came out through the ventilation shaft... »<text:line-break/></text:span></text:p>
      <text:p text:style-name="Standard"><text:span text:style-name="T1">5. Observations Zed<text:line-break/></text:span><text:span text:style-name="T2">Une nouvelle facette des X-Files : l’anormal dans le biologique, sans alien ou techno.<text:line-bre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Noto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style:font-family-complex="'Noto Sans Arabic'"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style:font-family-complex="'Noto Sans Arabic'"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style:font-family-complex="'Noto Sans Arabic'"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style:font-family-complex="'Noto Sans Arabic'"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style:font-family-complex="'Noto Sans Arabic'"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style:font-family-complex="'Noto Sans Arabic'"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style:font-family-complex="'Noto Sans Arabic'"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style:font-family-complex="'Noto Sans Arabic'"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style:font-family-complex="'Noto Sans Arabic'"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style:font-family-complex="'Noto Sans Arabic'"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style:font-family-complex="'Noto Sans Arabic'"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style:font-family-complex="'Noto Sans Arabic'"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center" style:justify-single-word="false"/>
      <style:text-properties style:font-name="Courier New" fo:font-size="11pt" fo:font-weight="bold" style:font-size-asian="11pt" style:font-weight-asian="bold"/>
    </style:style>
    <style:style style:name="MP2" style:family="paragraph" style:parent-style-name="Footer">
      <style:paragraph-properties fo:text-align="end" style:justify-single-word="false"/>
    </style:style>
    <style:style style:name="Mfr1" style:family="graphic" style:parent-style-name="Graphics">
      <style:graphic-properties fo:margin-left="0.319cm" fo:margin-right="0.319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UREAU AGENCE AETHERA – ARCHIVES X-FILES<text:line-break/>CLASSIFICATION : SÉRIE MYTHIQUE</text:p>
      </style:header>
      <style:footer>
        <text:p text:style-name="MP2"><draw:frame draw:style-name="Mfr1" draw:name="Picture 1" text:anchor-type="as-char" svg:width="3.048cm" svg:height="3.048cm" draw:z-index="0"><draw:image xlink:href="Pictures/100000000000040000000400E7D09C38.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3</meta:editing-cycles>
    <meta:creation-date>2013-12-23T23:15:00</meta:creation-date>
    <dc:date>2025-05-23T21:38:22.467801411</dc:date>
    <meta:editing-duration>PT51S</meta:editing-duration>
    <meta:generator>LibreOffice/24.8.7.2$Linux_X86_64 LibreOffice_project/f4f281f562fb585d46b0af5755dfe1eb6adc047f</meta:generator>
    <meta:document-statistic meta:table-count="0" meta:image-count="1" meta:object-count="0" meta:page-count="1" meta:paragraph-count="9" meta:word-count="141" meta:character-count="867" meta:non-whitespace-character-count="727"/>
    <meta:user-defined meta:name="AppVersion">14.0000</meta:user-defined>
    <meta:template xlink:type="simple" xlink:actuate="onRequest" xlink:title="Normal.dotm" xlink:href=""/>
  </office:meta>
</office:document-meta>
</file>